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14.09pt" svg:y="207.64pt">
            <loext:p draw:notify-on-update-of-ranges="Sheet1.A1:Sheet1.A1 Sheet1.A2:Sheet1.A27 Sheet1.B1:Sheet1.B1 Sheet1.B2:Sheet1.B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8167" calcext:value-type="float">
            <text:p>0.081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1492" calcext:value-type="float">
            <text:p>0.0149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2782" calcext:value-type="float">
            <text:p>0.027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4253" calcext:value-type="float">
            <text:p>0.0425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12702" calcext:value-type="float">
            <text:p>0.1270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2228" calcext:value-type="float">
            <text:p>0.022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2015" calcext:value-type="float">
            <text:p>0.0201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6094" calcext:value-type="float">
            <text:p>0.0609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6966" calcext:value-type="float">
            <text:p>0.069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0153" calcext:value-type="float">
            <text:p>0.0015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00772" calcext:value-type="float">
            <text:p>0.007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4025" calcext:value-type="float">
            <text:p>0.0402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2406" calcext:value-type="float">
            <text:p>0.024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6749" calcext:value-type="float">
            <text:p>0.0674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1929" calcext:value-type="float">
            <text:p>0.0192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00095" calcext:value-type="float">
            <text:p>0.000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5987" calcext:value-type="float">
            <text:p>0.0598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6327" calcext:value-type="float">
            <text:p>0.0632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9056" calcext:value-type="float">
            <text:p>0.090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2758" calcext:value-type="float">
            <text:p>0.0275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978" calcext:value-type="float">
            <text:p>0.0097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2361" calcext:value-type="float">
            <text:p>0.0236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974" calcext:value-type="float">
            <text:p>0.0197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074" calcext:value-type="float">
            <text:p>0.00074</text:p>
          </table:table-cell>
        </table:table-row>
      </table:table>
      <table:named-expressions/>
      <table:database-ranges>
        <table:database-range table:name="__Anonymous_Sheet_DB__0" table:target-range-address="Sheet1.A2:Sheet1.B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09:41:54.972065000</meta:creation-date>
    <dc:date>2016-09-03T10:03:13.178370000</dc:date>
    <meta:editing-duration>PT11M8S</meta:editing-duration>
    <meta:editing-cycles>1</meta:editing-cycles>
    <meta:document-statistic meta:table-count="1" meta:cell-count="54" meta:object-count="1"/>
    <meta:generator>LibreOffice/5.1.0.3$MacOSX_X86_64 LibreOffice_project/5e3e00a007d9b3b6efb6797a8b8e57b51ab1f737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99c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B27" chart:data-source-has-labels="both" svg:x="0.32cm" svg:y="0.18cm" svg:width="15.36cm" svg:height="8.64cm">
          <chartooo:coordinate-region svg:x="1.251cm" svg:y="0.382cm" svg:width="14.429cm" svg:height="7.788cm"/>
          <chart:axis chart:dimension="x" chart:name="primary-x" chart:style-name="ch3" chartooo:axis-type="auto">
            <chartooo:date-scale/>
            <chart:categories table:cell-range-address="Sheet1.A2:Sheet1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7" chart:label-cell-address="Sheet1.B1:Sheet1.B1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27</svg:desc>
                </draw:g>
              </table:table-cell>
              <table:table-cell office:value-type="float" office:value="0.08167">
                <text:p>0.08167</text:p>
                <draw:g>
                  <svg:desc>Sheet1.B2:Sheet1.B2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492">
                <text:p>0.0149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2782">
                <text:p>0.0278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4253">
                <text:p>0.0425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12702">
                <text:p>0.1270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2228">
                <text:p>0.0222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2015">
                <text:p>0.0201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6094">
                <text:p>0.0609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6966">
                <text:p>0.0696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772">
                <text:p>0.0077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025">
                <text:p>0.0402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406">
                <text:p>0.0240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6749">
                <text:p>0.0674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7507">
                <text:p>0.0750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1929">
                <text:p>0.0192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5987">
                <text:p>0.0598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327">
                <text:p>0.0632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9056">
                <text:p>0.0905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2758">
                <text:p>0.0275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0978">
                <text:p>0.0097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2361">
                <text:p>0.0236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974">
                <text:p>0.0197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074">
                <text:p>0.00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